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spuestas Apéndice 3 . Saludo.s</text:h>
      <text:p text:style-name="Standard"/>
      <text:p text:style-name="Standard">#1 Valor de edx tras mov longsaludo, %edx</text:p>
      <text:p text:style-name="Standard"><text:s text:c="8"/>Contiene la longitud de la cadena de texto (0x1c -&gt; 28)</text:p>
      <text:p text:style-name="Standard"><text:s text:c="8"/>Necesitamos el valor para saber cuantos bytes hay que mostrar a partir del inicio del primer byte de la cadena</text:p>
      <text:p text:style-name="Standard"></text:p>
      <text:p text:style-name="Standard">#2 Qúe contiene ecx <text:s/>tras mov $saludo, %ecx</text:p>
      <text:p text:style-name="Standard"><text:s text:c="8"/>0x8049098, la dirección de memoria en la cual comienza el primer caracter de la cadena de texto</text:p>
      <text:p text:style-name="Standard"><text:s text:c="8"/>#Hacer dibujo</text:p>
      <text:p text:style-name="Standard">#3 Significado de $</text:p>
      <text:p text:style-name="Standard"><text:s text:c="8"/>Usando la variable con el dolar, se refiere a la dirección de memoria y se puede examinar</text:p>
      <text:p text:style-name="Standard"><text:s text:c="8"/>Ej:</text:p>
      <text:p text:style-name="Standard"><text:s text:c="16"/>ecx <text:s text:c="11"/>0x8049098 <text:s text:c="7"/>134516888</text:p>
      <text:p text:style-name="Standard"><text:s text:c="16"/>x/32cb 0x8049098</text:p>
      <text:p text:style-name="Standard">0x8049098 &lt;saludo&gt;: <text:s text:c="4"/>72 'H' <text:s/>111 'o' 108 'l' 97 'a' <text:s/>32 ' ' <text:s/>97 'a' <text:s/>32 ' ' <text:s/>116 't'</text:p>
      <text:p text:style-name="Standard">0x80490a0 &lt;saludo+8&gt;: <text:s text:c="2"/>111 'o' 100 'd' 111 'o' 115 's' 33 '!' <text:s/>10 '\n' 72 'H' <text:s/>101 'e'</text:p>
      <text:p text:style-name="Standard">0x80490a8 &lt;saludo+16&gt;: <text:s/>108 'l' 108 'l' 111 'o' 44 ',' <text:s/>32 ' ' <text:s/>87 'W' <text:s/>111 'o' 114 'r'</text:p>
      <text:p text:style-name="Standard">0x80490b0 &lt;saludo+24&gt;: <text:s/>108 'l' 100 'd' 33 '!' <text:s/>10 '\n' 28 '\034' <text:s text:c="6"/>0 '\000' <text:s text:c="7"/>0 '\000'0 '\000'</text:p>
      <text:p text:style-name="Standard"><text:s text:c="8"/>Al usar sin el dolar, se refiere al propio valor, en este caso los 4 primeros bytes de la cadena, que es el ancho de palabra del registro (para 32bits), luego el programa no imprimirá$</text:p>
      <text:p text:style-name="Standard"></text:p>
      <text:p text:style-name="Standard">#4 Cuantas posinciones de memoria ocupa longsaludo</text:p>
      <text:p text:style-name="Standard"><text:s text:c="8"/>Al ser un entero debe ocupar 4B</text:p>
      <text:p text:style-name="Standard"><text:s text:c="8"/>x/xw &amp;longsaludo</text:p>
      <text:p text:style-name="Standard"><text:s text:c="8"/>0x80490b4 &lt;longsaludo&gt;: 0x0000001c</text:p>
      <text:p text:style-name="Standard"><text:s text:c="2"/>¿y saludo? Ocupa 7 posiciones, 7 bytes</text:p>
      <text:p text:style-name="Standard"><text:s text:c="8"/>x/7wx &amp;saludo</text:p>
      <text:p text:style-name="Standard"><text:s text:c="8"/>0x8049098 &lt;saludo&gt;: <text:s text:c="4"/>0x616c6f48 <text:s text:c="5"/>0x74206120 <text:s text:c="5"/>0x736f646f <text:s text:c="5"/>0x65480a21</text:p>
      <text:p text:style-name="Standard"><text:s text:c="8"/>0x80490a8 &lt;saludo+16&gt;: <text:s/>0x2c6f6c6c <text:s text:c="5"/>0x726f5720 <text:s text:c="5"/>0x0a21646c</text:p>
      <text:p text:style-name="Standard"><text:s text:c="2"/>La sección de datos ocupa en total 8 posiciones, 8B</text:p>
      <text:p text:style-name="Standard"></text:p>
      <text:p text:style-name="Standard">#6 <text:s/>5 posiciones, con objdump -d</text:p>
      <text:p text:style-name="Standard"></text:p>
      <text:p text:style-name="Standard"><text:s text:c="8"/>8048079: <text:s text:c="7"/>bb 01 00 00 00 <text:s text:c="9"/>mov <text:s text:c="3"/>$0x1,%ebx</text:p>
      <text:p text:style-name="Standard"><text:s text:c="8"/>Las posiciones en concreto son: 0x8048079 0x804807a 0x80487b 0x804807c 0x804807d</text:p>
      <text:p text:style-name="Standard">#7 Que sucede si se elimina int 0x80, y si se elimina la siguiente?</text:p>
      <text:p text:style-name="Standard"><text:s text:c="8"/>Como se elimina la interrupción para hacer la llamada al sistema write,</text:p>
      <text:p text:style-name="Standard"><text:s text:c="8"/>no imprime la cadena y sí se llama a la función exit.</text:p>
      <text:p text:style-name="Standard"></text:p>
      <text:p text:style-name="Standard"><text:s text:c="8"/>Si comentamos mov $1, %eax, eax sigue conteniendo un 4, asociado a la llamada al sistema write, con mov $0, %ebx cambiamos el fd de stdout a stdin, y se produce una interrupción, que $</text:p>
      <text:p text:style-name="Standard"></text:p>
      <text:p text:style-name="Standard">#8, Número de la llamada al sistema read:</text:p>
      <text:p text:style-name="Standard"><text:s text:c="8"/>#define __NR_read <text:s text:c="16"/>3, obtenido del fichero /usr/include/asm/unistd_32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9:23:20</meta:creation-date>
    <dc:date>2012-10-13T19:24:49</dc:date>
    <meta:editing-duration>P0D</meta:editing-duration>
    <meta:editing-cycles>1</meta:editing-cycles>
    <meta:document-statistic meta:table-count="0" meta:image-count="0" meta:object-count="0" meta:page-count="1" meta:paragraph-count="41" meta:word-count="368" meta:character-count="2384" meta:non-whitespace-character-count="1707"/>
    <meta:generator>LibreOffice/3.5$Linux_X86_64 LibreOffice_project/350m1$Build-2</meta:generator>
  </office:meta>
</office:document-meta>
</file>